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border-top="none" fo:border-left="none" fo:border-bottom="0.0138in solid #000000" fo:border-right="none" fo:padding="0in" style:shadow="none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fo:language="pt" fo:country="PT"/>
    </style:style>
    <style:style style:name="T5" style:parent-style-name="Fuentedepárrafopredeter." style:family="text">
      <style:text-properties fo:language="pt" fo:country="PT"/>
    </style:style>
    <style:style style:name="T6" style:parent-style-name="Fuentedepárrafopredeter." style:family="text">
      <style:text-properties fo:language="pt" fo:country="PT"/>
    </style:style>
    <style:style style:name="T7" style:parent-style-name="Fuentedepárrafopredeter." style:family="text">
      <style:text-properties fo:language="pt" fo:country="PT"/>
    </style:style>
    <style:style style:name="T8" style:parent-style-name="Fuentedepárrafopredeter." style:family="text">
      <style:text-properties fo:language="pt" fo:country="PT"/>
    </style:style>
    <style:style style:name="T9" style:parent-style-name="Fuentedepárrafopredeter." style:family="text">
      <style:text-properties fo:language="pt" fo:country="PT"/>
    </style:style>
    <style:style style:name="T10" style:parent-style-name="Fuentedepárrafopredeter." style:family="text">
      <style:text-properties fo:language="pt" fo:country="PT"/>
    </style:style>
    <style:style style:name="T11" style:parent-style-name="Fuentedepárrafopredeter." style:family="text">
      <style:text-properties fo:language="pt" fo:country="PT"/>
    </style:style>
    <style:style style:name="T12" style:parent-style-name="Fuentedepárrafopredeter." style:family="text">
      <style:text-properties fo:language="fr" fo:country="FR"/>
    </style:style>
    <style:style style:name="T13" style:parent-style-name="Internetlink" style:family="text">
      <style:text-properties fo:language="fr" fo:country="FR"/>
    </style:style>
    <style:style style:name="P14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/>
    </style:style>
    <style:style style:name="P15" style:parent-style-name="Standard" style:family="paragraph">
      <style:paragraph-properties>
        <style:tab-stops>
          <style:tab-stop style:type="left" style:position="1.5in"/>
        </style:tab-stops>
      </style:paragraph-properties>
    </style:style>
    <style:style style:name="T16" style:parent-style-name="Fuentedepárrafopredeter." style:family="text">
      <style:text-properties fo:language="fr" fo:country="FR"/>
    </style:style>
    <style:style style:name="T17" style:parent-style-name="Fuentedepárrafopredeter." style:family="text">
      <style:text-properties fo:language="fr" fo:country="FR"/>
    </style:style>
    <style:style style:name="T18" style:parent-style-name="Fuentedepárrafopredeter." style:family="text">
      <style:text-properties fo:language="fr" fo:country="FR"/>
    </style:style>
    <style:style style:name="T19" style:parent-style-name="Fuentedepárrafopredeter." style:family="text">
      <style:text-properties fo:language="fr" fo:country="FR"/>
    </style:style>
    <style:style style:name="T20" style:parent-style-name="Fuentedepárrafopredeter." style:family="text">
      <style:text-properties fo:language="fr" fo:country="FR"/>
    </style:style>
    <style:style style:name="T21" style:parent-style-name="Fuentedepárrafopredeter." style:family="text">
      <style:text-properties fo:language="fr" fo:country="FR"/>
    </style:style>
    <style:style style:name="P22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language="fr" fo:country="FR"/>
    </style:style>
    <style:style style:name="P23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language="fr" fo:country="FR"/>
    </style:style>
    <style:style style:name="P24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language="fr" fo:country="FR"/>
    </style:style>
    <style:style style:name="P25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language="fr" fo:country="FR"/>
    </style:style>
    <style:style style:name="P26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fr" fo:country="FR"/>
    </style:style>
    <style:style style:name="P27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fr" fo:country="FR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paragraph-properties>
        <style:tab-stops>
          <style:tab-stop style:type="left" style:position="1.5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language="fr" fo:country="FR"/>
    </style:style>
    <style:style style:name="P31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language="fr" fo:country="FR"/>
    </style:style>
    <style:style style:name="P32" style:parent-style-name="Standard" style:family="paragraph">
      <style:paragraph-properties>
        <style:tab-stops>
          <style:tab-stop style:type="left" style:position="1.5in"/>
        </style:tab-stops>
      </style:paragraph-properties>
    </style:style>
    <style:style style:name="T33" style:parent-style-name="Fuentedepárrafopredeter." style:family="text">
      <style:text-properties fo:font-weight="bold" style:font-weight-asian="bold" fo:language="fr" fo:country="FR"/>
    </style:style>
    <style:style style:name="T34" style:parent-style-name="Fuentedepárrafopredeter." style:family="text">
      <style:text-properties fo:language="fr" fo:country="FR"/>
    </style:style>
    <style:style style:name="P35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language="fr" fo:country="FR"/>
    </style:style>
    <style:style style:name="P36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fr" fo:country="FR"/>
    </style:style>
    <style:style style:name="P37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fr" fo:country="FR"/>
    </style:style>
    <style:style style:name="P38" style:parent-style-name="Standard" style:family="paragraph">
      <style:paragraph-properties>
        <style:tab-stops>
          <style:tab-stop style:type="left" style:position="1.5in"/>
        </style:tab-stops>
      </style:paragraph-properties>
    </style:style>
    <style:style style:name="T39" style:parent-style-name="Fuentedepárrafopredeter." style:family="text">
      <style:text-properties fo:font-weight="bold" style:font-weight-asian="bold"/>
    </style:style>
    <style:style style:name="T40" style:parent-style-name="Fuentedepárrafopredeter." style:family="text">
      <style:text-properties fo:font-weight="bold" style:font-weight-asian="bold"/>
    </style:style>
    <style:style style:name="T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fo:font-weight="bold" style:font-weight-asian="bold"/>
    </style:style>
    <style:style style:name="P44" style:parent-style-name="Standard" style:family="paragraph">
      <style:paragraph-properties>
        <style:tab-stops>
          <style:tab-stop style:type="left" style:position="1.4722in"/>
          <style:tab-stop style:type="left" style:position="1.5in"/>
        </style:tab-stops>
      </style:paragraph-properties>
    </style:style>
    <style:style style:name="T45" style:parent-style-name="Fuentedepárrafopredeter." style:family="text">
      <style:text-properties fo:font-weight="bold" style:font-weight-asian="bold"/>
    </style:style>
    <style:style style:name="T46" style:parent-style-name="Fuentedepárrafopredeter." style:family="text">
      <style:text-properties fo:font-weight="bold" style:font-weight-asian="bold"/>
    </style:style>
    <style:style style:name="P47" style:parent-style-name="Standard" style:family="paragraph">
      <style:paragraph-properties fo:margin-left="1.4722in">
        <style:tab-stops>
          <style:tab-stop style:type="left" style:position="1.4722in"/>
          <style:tab-stop style:type="left" style:position="1.5in"/>
          <style:tab-stop style:type="left" style:position="3.7916in"/>
        </style:tab-stops>
      </style:paragraph-properties>
    </style:style>
    <style:style style:name="P48" style:parent-style-name="Standard" style:family="paragraph">
      <style:paragraph-properties fo:margin-left="1.4722in">
        <style:tab-stops>
          <style:tab-stop style:type="left" style:position="1.4722in"/>
          <style:tab-stop style:type="left" style:position="1.5in"/>
          <style:tab-stop style:type="left" style:position="3.7916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1.4722in"/>
          <style:tab-stop style:type="left" style:position="1.5in"/>
          <style:tab-stop style:type="left" style:position="3.7916in"/>
        </style:tab-stops>
      </style:paragraph-properties>
      <style:text-properties fo:font-weight="bold" style:font-weight-asian="bold"/>
    </style:style>
    <style:style style:name="P50" style:parent-style-name="Standard" style:family="paragraph">
      <style:paragraph-properties fo:margin-left="1in">
        <style:tab-stops>
          <style:tab-stop style:type="left" style:position="1.5in"/>
        </style:tab-stops>
      </style:paragraph-properties>
    </style:style>
    <style:style style:name="T51" style:parent-style-name="Fuentedepárrafopredeter." style:family="text">
      <style:text-properties fo:font-weight="bold" style:font-weight-asian="bold"/>
    </style:style>
    <style:style style:name="T5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>
        <style:tab-stops>
          <style:tab-stop style:type="left" style:position="1.5in"/>
        </style:tab-stops>
      </style:paragraph-properties>
    </style:style>
    <style:style style:name="T54" style:parent-style-name="Fuentedepárrafopredeter." style:family="text">
      <style:text-properties fo:font-weight="bold" style:font-weight-asian="bold"/>
    </style:style>
    <style:style style:name="P55" style:parent-style-name="Standard" style:family="paragraph">
      <style:paragraph-properties>
        <style:tab-stops>
          <style:tab-stop style:type="left" style:position="1.5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left" style:position="1.5in"/>
        </style:tab-stops>
      </style:paragraph-properties>
    </style:style>
    <style:style style:name="T57" style:parent-style-name="Fuentedepárrafopredeter." style:family="text">
      <style:text-properties fo:font-weight="bold" style:font-weight-asian="bold"/>
    </style:style>
    <style:style style:name="T58" style:parent-style-name="Fuentedepárrafopredeter." style:family="text">
      <style:text-properties fo:font-weight="bold" style:font-weight-asian="bold"/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>
        <style:tab-stops>
          <style:tab-stop style:type="left" style:position="1.5in"/>
        </style:tab-stops>
      </style:paragraph-properties>
    </style:style>
    <style:style style:name="T63" style:parent-style-name="Fuentedepárrafopredeter." style:family="text">
      <style:text-properties fo:font-weight="bold" style:font-weight-asian="bold"/>
    </style:style>
    <style:style style:name="P64" style:parent-style-name="Standard" style:family="paragraph">
      <style:paragraph-properties>
        <style:tab-stops>
          <style:tab-stop style:type="left" style:position="1.5in"/>
        </style:tab-stops>
      </style:paragraph-properties>
    </style:style>
    <style:style style:name="P65" style:parent-style-name="Standard" style:family="paragraph">
      <style:paragraph-properties fo:margin-left="1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fo:font-weight="bold" style:font-weight-asian="bold"/>
    </style:style>
    <style:style style:name="P67" style:parent-style-name="Standard" style:family="paragraph">
      <style:text-properties fo:font-weight="bold" style:font-weight-asian="bold"/>
    </style:style>
    <style:style style:name="P68" style:parent-style-name="Standard" style:family="paragraph">
      <style:paragraph-properties fo:margin-left="1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margin-left="1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margin-left="1in" fo:text-indent="0.5in">
        <style:tab-stops/>
      </style:paragraph-properties>
      <style:text-properties fo:font-weight="bold" style:font-weight-asian="bold"/>
    </style:style>
    <style:style style:name="P71" style:parent-style-name="Standard" style:family="paragraph">
      <style:paragraph-properties fo:margin-left="1in">
        <style:tab-stops/>
      </style:paragraph-properties>
    </style:style>
    <style:style style:name="P72" style:parent-style-name="Standard" style:family="paragraph">
      <style:paragraph-properties fo:margin-left="1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margin-left="1in">
        <style:tab-stops/>
      </style:paragraph-properties>
    </style:style>
    <style:style style:name="T74" style:parent-style-name="Fuentedepárrafopredeter." style:family="text">
      <style:text-properties fo:font-weight="bold" style:font-weight-asian="bold"/>
    </style:style>
    <style:style style:name="P75" style:parent-style-name="Standard" style:family="paragraph">
      <style:paragraph-properties fo:margin-left="1in" fo:text-indent="0.5in">
        <style:tab-stops/>
      </style:paragraph-properties>
      <style:text-properties fo:font-weight="bold" style:font-weight-asian="bold"/>
    </style:style>
    <style:style style:name="P76" style:parent-style-name="Standard" style:family="paragraph">
      <style:paragraph-properties fo:margin-left="1in">
        <style:tab-stops/>
      </style:paragraph-properties>
    </style:style>
    <style:style style:name="P77" style:parent-style-name="Standard" style:family="paragraph">
      <style:paragraph-properties fo:margin-left="1in">
        <style:tab-stops/>
      </style:paragraph-properties>
    </style:style>
    <style:style style:name="T7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fo:font-weight="bold" style:font-weight-asian="bold"/>
    </style:style>
    <style:style style:name="P80" style:parent-style-name="Standard" style:family="paragraph">
      <style:text-properties fo:font-weight="bold" style:font-weight-asian="bold"/>
    </style:style>
    <style:style style:name="T81" style:parent-style-name="Fuentedepárrafopredeter." style:family="text">
      <style:text-properties fo:font-weight="bold" style:font-weight-asian="bold"/>
    </style:style>
    <style:style style:name="T82" style:parent-style-name="Fuentedepárrafopredeter." style:family="text">
      <style:text-properties fo:font-weight="bold" style:font-weight-asian="bold"/>
    </style:style>
    <style:style style:name="T83" style:parent-style-name="Fuentedepárrafopredeter." style:family="text">
      <style:text-properties fo:font-weight="bold" style:font-weight-asian="bold"/>
    </style:style>
    <style:style style:name="T8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7" style:parent-style-name="Fuentedepárrafopredeter." style:family="text">
      <style:text-properties fo:font-weight="bold" style:font-weight-asian="bold"/>
    </style:style>
    <style:style style:name="P88" style:parent-style-name="Standard" style:family="paragraph">
      <style:text-properties fo:font-weight="bold" style:font-weight-asian="bold"/>
    </style:style>
    <style:style style:name="P89" style:parent-style-name="Standard" style:family="paragraph">
      <style:paragraph-properties fo:margin-left="1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fo:font-weight="bold" style:font-weight-asian="bold"/>
    </style:style>
    <style:style style:name="P91" style:parent-style-name="Standard" style:family="paragraph">
      <style:text-properties fo:font-weight="bold" style:font-weight-asian="bold"/>
    </style:style>
    <style:style style:name="P92" style:parent-style-name="Standard" style:family="paragraph">
      <style:text-properties fo:font-weight="bold" style:font-weight-asian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BIANCA TEASDALE</text:p>
      <text:p text:style-name="Standard"/>
      <text:p text:style-name="Standard"><text:span text:style-name="T2">Personal<text:s/></text:span><text:tab/><text:tab/>Marital status: Engaged</text:p>
      <text:p text:style-name="Standard"><text:span text:style-name="T3">Information</text:span><text:tab/><text:tab/>Nationality: British</text:p>
      <text:p text:style-name="Standard"><text:tab/><text:tab/><text:tab/>Date of Birth: 12/04/1979</text:p>
      <text:p text:style-name="Standard"><text:tab/><text:tab/><text:tab/>Place of Birth: Harare, Zimbabwe</text:p>
      <text:p text:style-name="Standard"/>
      <text:p text:style-name="Standard"><text:tab/><text:tab/><text:tab/>Contact Number: +56 9 71344691</text:p>
      <text:p text:style-name="Standard"><text:tab/><text:tab/><text:tab/>Postal Address: Santo Domingo #498</text:p>
      <text:p text:style-name="Standard"><text:tab/><text:tab/><text:tab/><text:s text:c="26"/>Dept 704</text:p>
      <text:p text:style-name="Standard"><text:tab/><text:tab/><text:tab/><text:tab/><text:span text:style-name="T4"><text:s text:c="14"/>Santiago Centro</text:span></text:p>
      <text:p text:style-name="Standard"><text:span text:style-name="T5"><text:tab/></text:span><text:span text:style-name="T6"><text:tab/></text:span><text:span text:style-name="T7"><text:tab/></text:span><text:span text:style-name="T8"><text:tab/><text:s text:c="14"/>Chile</text:span></text:p>
      <text:p text:style-name="Standard"><text:span text:style-name="T9"><text:tab/></text:span><text:span text:style-name="T10"><text:tab/></text:span><text:span text:style-name="T11"><text:tab/></text:span><text:span text:style-name="T12">E-mail:<text:s/></text:span><text:a xlink:href="mailto:beeteasdale@yahoo.co.uk" office:target-frame-name="_top" xlink:show="replace"><text:span text:style-name="T13">beeteasdale@yahoo.co.uk</text:span></text:a></text:p>
      <text:p text:style-name="Standard"/>
      <text:p text:style-name="P14">Qualifications<text:tab/>TEFL Course (140 hours)</text:p>
      <text:p text:style-name="P15"><text:span text:style-name="T16"><text:tab/></text:span><text:span text:style-name="T17">Online TEFL Courses (60 hours),<text:s/></text:span>Grammar<text:span text:style-name="T18"><text:s/></text:span>Awareness<text:span text:style-name="T19"><text:s/></text:span><text:span text:style-name="T20"><text:tab/>Course (20 hours),<text:s/></text:span>Classroom<text:span text:style-name="T21"><text:s/>Courses (20 hours),</text:span></text:p>
      <text:p text:style-name="P22"><text:tab/>Specialist TEFL Modules (20 hours) – Teaching English</text:p>
      <text:p text:style-name="P23"><text:tab/>One-to-One, Teaching English to Young Learners,</text:p>
      <text:p text:style-name="P24"><text:tab/>Teaching Large Classes, Teaching with Limited Ressources,</text:p>
      <text:p text:style-name="P25"><text:tab/>Video Practice (20 hours)</text:p>
      <text:p text:style-name="P26"/>
      <text:p text:style-name="P27">Qualifications<text:tab/>Fitness and Aerobic Instructor</text:p>
      <text:p text:style-name="P28"><text:tab/><text:tab/><text:tab/>Diploma Personal Trainer</text:p>
      <text:p text:style-name="P29"><text:tab/>Health and Fitness Professionals Association (H.F.P.A)</text:p>
      <text:p text:style-name="P30"><text:tab/>South African Qualification</text:p>
      <text:p text:style-name="P31"/>
      <text:p text:style-name="P32"><text:span text:style-name="T33">Education</text:span><text:span text:style-name="T34"><text:tab/>1985-1996 <text:s text:c="4"/>Dominican Convent Harare, Zimbabwe</text:span></text:p>
      <text:p text:style-name="Standard"><text:tab/><text:tab/><text:tab/>‘O’ Levels<text:tab/>A – Biology<text:tab/><text:tab/>B – English</text:p>
      <text:p text:style-name="Standard"><text:tab/><text:tab/><text:tab/><text:tab/><text:tab/>B – Geography<text:tab/>B – Fashion</text:p>
      <text:p text:style-name="Standard"><text:tab/><text:tab/><text:tab/><text:tab/><text:tab/>B – Religious Education</text:p>
      <text:p text:style-name="Standard"><text:tab/><text:tab/><text:tab/><text:tab/><text:tab/>A – Arithmetic</text:p>
      <text:p text:style-name="P35"><text:tab/>1996 Commercial Course – Pitman's UK</text:p>
      <text:p text:style-name="P36">_____________________________________________________________________</text:p>
      <text:p text:style-name="P37"/>
      <text:p text:style-name="P38"><text:span text:style-name="T39">Employment</text:span><text:span text:style-name="T40"><text:tab/></text:span><text:span text:style-name="T41">Royal Caribbean</text:span><text:span text:style-name="T42"><text:s/>International (Worldwide)<text:s/></text:span><text:span text:style-name="T43"><text:tab/></text:span><text:tab/></text:p>
      <text:p text:style-name="P44"><text:tab/><text:span text:style-name="T45"><text:tab/>Sports Supervisor (mid Mar 06 – <text:s/>Dec 10)</text:span><text:span text:style-name="T46"><text:tab/></text:span></text:p>
      <text:p text:style-name="P47"><text:tab/>Supervising and running sports activities for international guests on cruise ships. <text:s/>Overseeing the safety of sporting</text:p>
      <text:p text:style-name="P48">activities. <text:s/>Responsible for guest satisfaction and safety.</text:p>
      <text:p text:style-name="P49"><text:tab/></text:p>
      <text:p text:style-name="P50"><text:span text:style-name="T51"><text:tab/></text:span><text:span text:style-name="T52">Free Lance Personal Trainer and Aerobic Instructor (England)</text:span></text:p>
      <text:p text:style-name="P53"><text:tab/><text:span text:style-name="T54">Personal Trainer (Aug 02 – Feb 06)</text:span></text:p>
      <text:p text:style-name="P55"><text:tab/>Personal training clients and teaching aerobic classes</text:p>
      <text:p text:style-name="P56"><text:span text:style-name="T57"><text:tab/></text:span><text:span text:style-name="T58"><text:tab/></text:span><text:tab/></text:p>
      <text:p text:style-name="Standard"><text:span text:style-name="T59"><text:tab/></text:span><text:span text:style-name="T60"><text:tab/></text:span><text:tab/><text:span text:style-name="T61">First Great Western Trains (England)</text:span></text:p>
      <text:p text:style-name="P62"><text:tab/><text:span text:style-name="T63">Customer Service Host (Sept 2001 – Jul 2002)</text:span></text:p>
      <text:p text:style-name="P64"><text:tab/></text:p>
      <text:p text:style-name="P65">Media<text:s/>Accounting Services Ltd (England)</text:p>
      <text:soft-page-break/>
      <text:p text:style-name="Standard"><text:tab/><text:tab/><text:tab/><text:span text:style-name="T66">Finance Clerk <text:s/>(Sept 2000 – Aug 2001)</text:span></text:p>
      <text:p text:style-name="P67"><text:tab/><text:tab/><text:tab/></text:p>
      <text:p text:style-name="P68"/>
      <text:p text:style-name="P69">Continental Securities Trading (Pvt) Ltd (Zimbabwe)</text:p>
      <text:p text:style-name="Standard"><text:tab/><text:tab/><text:tab/>(Members of the Zimbabwe Stock Exchange)</text:p>
      <text:p text:style-name="P70">Scrip/Administration Clerk (June 2000 – August 2000)</text:p>
      <text:p text:style-name="Standard"><text:tab/><text:tab/><text:tab/>(Temporary Position)</text:p>
      <text:p text:style-name="P71"><text:tab/></text:p>
      <text:p text:style-name="P72">National Distributors (Zimbabwe)</text:p>
      <text:p text:style-name="P73"><text:tab/><text:span text:style-name="T74">Receptionist/Secretary to Managing Director</text:span></text:p>
      <text:p text:style-name="P75">(June 1999 – May 2000)</text:p>
      <text:p text:style-name="P76"/>
      <text:p text:style-name="P77"><text:tab/><text:span text:style-name="T78">Executive Health Spa (evenings) (Zimbabwe)</text:span><text:tab/><text:tab/><text:tab/><text:span text:style-name="T79">Gym Instructor/Circuit Duty (June 1999 – June 2000)</text:span></text:p>
      <text:p text:style-name="P80"><text:tab/><text:tab/></text:p>
      <text:p text:style-name="Standard"><text:span text:style-name="T81"><text:tab/></text:span><text:span text:style-name="T82"><text:tab/></text:span><text:span text:style-name="T83"><text:tab/></text:span><text:span text:style-name="T84">Focus Fit Gym, Executive Health Spa, Fitness Wareh</text:span><text:span text:style-name="T85">ouse</text:span>,</text:p>
      <text:p text:style-name="Standard"><text:tab/><text:tab/><text:tab/><text:span text:style-name="T86">Greendale Gym, Pro Fitness Gym (Zimbabwe)</text:span></text:p>
      <text:p text:style-name="Standard"><text:tab/><text:tab/><text:tab/><text:span text:style-name="T87">Freelance Aerobic Instructor (June 1998 – May 1999)</text:span></text:p>
      <text:p text:style-name="P88"><text:tab/><text:tab/><text:tab/></text:p>
      <text:p text:style-name="P89">City Health and Fitness (Zimbabwe)</text:p>
      <text:p text:style-name="Standard"><text:tab/><text:tab/><text:tab/><text:span text:style-name="T90">Gym Instructor/Circuit Duty (Jan 1998 – May 1998)</text:span></text:p>
      <text:p text:style-name="P91">_____________________________________________________________________</text:p>
      <text:p text:style-name="P92"/>
      <text:p text:style-name="Standard"><text:span text:style-name="T93">Achievements and</text:span><text:tab/>Advanced Scuba Diver</text:p>
      <text:p text:style-name="Standard"><text:span text:style-name="T94">Interests</text:span><text:tab/><text:tab/>Travelling, meeting new people, learning new things, keeping</text:p>
      <text:p text:style-name="Standard"><text:tab/><text:tab/><text:tab/>fit, playing sports, socializing with friends.</text:p>
      <text:p text:style-name="Standard">_____________________________________________________________________</text:p>
      <text:p text:style-name="Standard"><text:tab/><text:tab/><text:tab/></text:p>
      <text:p text:style-name="Standard"/>
      <text:p text:style-name="Standard"><text:span text:style-name="T95">Character<text:s/></text:span><text:span text:style-name="T96"><text:tab/></text:span><text:span text:style-name="T97"><text:tab/></text:span>Rebecca Booker - beck29_au@yahoo.com.au</text:p>
      <text:p text:style-name="Standard"><text:span text:style-name="T98">References</text:span><text:span text:style-name="T99"><text:tab/></text:span><text:span text:style-name="T100"><text:tab/></text:span>Emma Crutchfield - emmacrutchfield@hotmail.com</text:p>
      <text:p text:style-name="Standard"><text:tab/><text:tab/><text:tab/></text:p>
      <text:p text:style-name="Standard"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GB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font-size="26pt" style:font-size-asian="26pt"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0.625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Bianca’ s CV</dc:title>
    <meta:initial-creator>Unknown User</meta:initial-creator>
    <dc:creator>Usuario</dc:creator>
    <meta:creation-date>2011-03-14T16:22:00Z</meta:creation-date>
    <dc:date>2011-03-14T16:22:00Z</dc:date>
    <meta:template xlink:href="Normal" xlink:type="simple"/>
    <meta:editing-cycles>2</meta:editing-cycles>
    <meta:editing-duration>PT180S</meta:editing-duration>
    <meta:document-statistic meta:page-count="2" meta:paragraph-count="5" meta:word-count="425" meta:character-count="2845" meta:row-count="20" meta:non-whitespace-character-count="2425"/>
  </office:meta>
</office:document-meta>
</file>